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"><text:span text:style-name="T1">Využití API OWL API k mapování OOP – OWL</text:span></text:p>
        </text:list-header>
      </text:list>
      <text:p text:style-name="P2"/>
      <text:p text:style-name="P2">správnost použítí API k vytváření OWL dokumentu ověřována prostřednictvím reasoneru FaCT++</text:p>
      <text:p text:style-name="P2">obsaženého v nástroji Protege 4.2.</text:p>
      <text:p text:style-name="P2"/>
      <text:p text:style-name="P2">Následující seznam popisuje použítí API k vytváření jednotlivých OWL entit a jejich provazování, kde převod OOP entity na OWL entitu vychází z teoretické části (předchozí dokument) a samotná realizace je prováděna s využítím API metod s významovými názvy, které nejlépe odpovídají požadované operaci. Následná verifikace je prováně skrze Protege, kde je ověřeno, zda vytvořené entity jsou zobrazeny jako entity požadované.</text:p>
      <text:p text:style-name="P2"/>
      <text:p text:style-name="P3"><text:span text:style-name="T2">Základní mapování</text:span> </text:p>
      <text:p text:style-name="P4"/>
      <text:p text:style-name="P4">- <text:span text:style-name="T3">všechny vytářené entity jsou pojmenovávány a jednoznačně určeny svým URI identifikátorem získáváným proprostřednictvím obejktu </text:span><text:span text:style-name="T4">IRI</text:span><text:span text:style-name="T3"> ,ve kterém je hodnota URI specifikována</text:span></text:p>
      <text:p text:style-name="P4"/>
      <text:p text:style-name="P4">Vytvoření ontologie obalující všechna vytvářená data modelu:</text:p>
      <text:p text:style-name="P2">Jednotlivé entity jsou do modelu přídávány proprostřednictvím obalujících axiomů. Tyto axiomy jsou do modelu přídávány spolu s vytvořenou ontologií, ke které přísluší.</text:p>
      <text:p text:style-name="P2"/>
      <text:p text:style-name="P5">OWLOntology = OWLManager.createOWLOntologyManager().createOntology(ontIRI)</text:p>
      <text:p text:style-name="P6"><text:span text:style-name="T5">kde </text:span><text:span text:style-name="T6">ontIRI</text:span><text:span text:style-name="T5"> určuje názve ontologie prostřednictvím </text:span><text:span text:style-name="T6">IRI.create</text:span><text:span text:style-name="T5">(“</text:span>http://www.cestaOnotologie<text:span text:style-name="T5">“)</text:span></text:p>
      <text:p text:style-name="P7">Název(cesta) ontologie by měl korelovat s názvem EEG/ERP Portálu resp. Transformované databáze</text:p>
      <text:p text:style-name="P7"/>
      <text:p text:style-name="P8">Transformace POJO třídy (Java class) (samotná třída, nikoliv instance)</text:p>
      <text:p text:style-name="P7">Java třída je transformována jako entita OWL Class.</text:p>
      <text:p text:style-name="P7"><text:span text:style-name="T7">Vytvoření OWL Class</text:span></text:p>
      <text:p text:style-name="P2"><text:span text:style-name="T8">OWLClass = OWLDataFactory.getOWLClass(</text:span><text:span text:style-name="T7">IRI třídy</text:span><text:span text:style-name="T8">)</text:span></text:p>
      <text:p text:style-name="P5">vytvoření axiomu pro zápis do modelu</text:p>
      <text:p text:style-name="P5">OWLAxiom = OWLDataFactory.getOWLDeclarationAxiom(&lt;OWLClass&gt;)</text:p>
      <text:p text:style-name="P5"/>
      <text:p text:style-name="P5"/>
      <text:p text:style-name="P8">Transformace instance POJO třídy (Java class)</text:p>
      <text:p text:style-name="P7">Instance POJO třídy je reprezentována OWL entitou Individual, která bude potomkem své své třídy, jejíž je instancí. Jméno instance (IRI) je odvozeno od hodnoty zvoleného fieldu</text:p>
      <text:p text:style-name="P7"/>
      <text:p text:style-name="P7">Vytovření Individual</text:p>
      <text:p text:style-name="P5">OWLIndividual = <text:s/>OWLDataFactory.getOWLNamedIndividual(IRI instance)</text:p>
      <text:p text:style-name="P7">Určení rodičovské třídy vytořeného <text:span text:style-name="T8">OWLIndividual</text:span></text:p>
      <text:p text:style-name="P5">OWLAxiom = OWLDataFactory.getOWLClassAssertionAxiom(&lt;rodič. třída&gt;, &lt;individual&gt;)</text:p>
      <text:p text:style-name="P7">Vzniklý axiom je pak zapsán do modelu.</text:p>
      <text:p text:style-name="P5"/>
      <text:p text:style-name="P8">Transformace fieldu(základní datový typ - (dleW3C)) POJO třídy</text:p>
      <text:p text:style-name="P7">Field je mapován jako OWL entita DataProperty jejíž název (IRI) odpovídá názvu fieldu a hodnota fieldu je cílovému Individual (instance rodičovské třídy fieldu) přiřazena prostřednictvím této Property</text:p>
      <text:p text:style-name="P7">Vytvoření a provázání hodnoty fieldu k příslušné instanci třídy</text:p>
      <text:p text:style-name="P7">1.Vytvoření DataProperty <text:span text:style-name="T8">OWLDataProperty</text:span> = <text:span text:style-name="T8">OWLDataFactory.getOWLDataProperty(IRI fieldu)</text:span></text:p>
      <text:p text:style-name="P7">2. Vytvoření axiomu svazujícího hodnotu fieldu s instancí třídy prostřednictvím vytvořené Property</text:p>
      <text:p text:style-name="P5">OWLAxiom = <text:s/>OWLDataFactory.getOWLDataPropertyAssertionAxiom(&lt;property&gt;, &lt;individual&gt;, &lt;hodnota fieldu&gt;)</text:p>
      <text:p text:style-name="P7">- hodnota fieldu může být obalena entitou Literal, která ponese stejnou hodnotu a prováže se stejným způsobem (nepřířazuje se přímá hodnota ale objekt vytvořeného litrálu)</text:p>
      <text:p text:style-name="P7">Přiřazení pomocí Literal umožňuje přiřadit hodnotu fieldu, jehož datový typ není primitvní, ale je základní (dle W3C) a nevyžaduje tak speciální objekt. Výběr datového typu se pak provede při vytváření objektu Literal, nastavením atributu konstruktoru (výběrem z dostupných OWL2 datových typů)</text:p>
      <text:p text:style-name="P7"/>
      <text:p text:style-name="P7"/>
      <text:p text:style-name="P8">Transformace fieldu typu Objekt POJO třídy (reprezentace vazby 1:1)</text:p>
      <text:p text:style-name="P7">Field je mapován jako OWL entita ObjectProperty jejíž název (IRI) odpovídá názvu fieldu a hodnota fieldu(jiný Individual) je cílovému Individual (instance rodičovské třídy fieldu) přiřazena prostřednictvím této Property</text:p>
      <text:p text:style-name="P7">Výsledně tak dochází ke provázání dvou Individual</text:p>
      <text:p text:style-name="P7">Vytvoření a provázání hodnoty fieldu k příslušné instanci třídy</text:p>
      <text:p text:style-name="P7">1.Vytvoření ObjectProperty <text:span text:style-name="T8">OWLObjectProperty</text:span> = <text:span text:style-name="T8">OWLDataFactory.getOWLObjectProperty(IRI fieldu)</text:span></text:p>
      <text:p text:style-name="P7">2. Vytvoření axiomu svazujícího hodnotu fieldu s oběma Individual prostřednictvím vytvořené Property</text:p>
      <text:p text:style-name="P5">OWLAxiom = <text:s/>OWLDataFactory.getOWLObjectPropertyAssertionAxiom(&lt;property&gt;, &lt;individualRodičovská instance třídy nesoucí field&gt;, &lt;individualCílový individual&gt;)</text:p>
      <text:p text:style-name="P8"/>
      <text:p text:style-name="P8">Transformace fieldu typu Set&lt;Objekt&gt; POJO třídy (reprezentace vazby 1:N)</text:p>
      <text:p text:style-name="P7">Transformace je anologická jako u předchozího případu 1:1 (dochází k případu N=1)</text:p>
      <text:p text:style-name="P7">Pokud N &gt; 1 jsou další individual vázáné na zdrojový individual stejnou instancí ObjectProperty, pouze se vytváří další axiom, který bude zapisován do modelu</text:p>
      <text:p text:style-name="P5">OWLAxiomA = <text:s/>OWLDataFactory.getOWLObjectPropertyAssertionAxiom(&lt;property&gt;, &lt;individualRodičovská instance třídy nesoucí field&gt;, &lt;individualCílový individualA&gt;)</text:p>
      <text:p text:style-name="P5">OWLAxiomB = <text:s/>OWLDataFactory.getOWLObjectPropertyAssertionAxiom(&lt;property&gt;, &lt;individualRodičovská instance třídy nesoucí field&gt;, &lt;individualCílový individualB&gt;)</text:p>
      <text:p text:style-name="P7"/>
      <text:p text:style-name="P7"/>
      <text:p text:style-name="P7">TODO: Vyřešit určování přesných názvů (včetně prefixů) pro IRI</text:p>
      <text:p text:style-name="P7"><text:s text:c="13"/>Specoška dle teoretických podkladů, pak něco viz výše</text:p>
      <text:p text:style-name="P7"><text:s text:c="13"/>Zkusit vložit nějakou OWL featuru a zkusit načíst do Protege, popř. opačně (vytvořit v </text:p>
      <text:p text:style-name="P7"><text:tab/> Protege a zkoumat výstu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ildas</meta:initial-creator>
    <meta:creation-date>2011-11-23T20:00:10</meta:creation-date>
    <dc:creator>Fildas</dc:creator>
    <dc:date>2011-11-23T23:47:20</dc:date>
    <dc:language>cs-CZ</dc:language>
    <meta:editing-cycles>5</meta:editing-cycles>
    <meta:editing-duration>PT3H47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570" meta:character-count="4730"/>
  </office:meta>
</office:document-meta>
</file>